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81823" officeooo:paragraph-rsid="00181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resu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11:12.950925052</meta:creation-date>
    <dc:date>2022-04-09T23:12:22.067063954</dc:date>
    <meta:editing-duration>PT1M9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7.2.6.2$Linux_X86_64 LibreOffice_project/20$Build-2</meta:generator>
  </office:meta>
</office:document-meta>
</file>